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1.21708333333333cm" style:use-optimal-column-width="true"/>
    </style:style>
    <style:style style:name="co4" style:family="table-column">
      <style:table-column-properties fo:break-before="auto" style:column-width="1.37583333333333cm" style:use-optimal-column-width="true"/>
    </style:style>
    <style:style style:name="co5" style:family="table-column">
      <style:table-column-properties fo:break-before="auto" style:column-width="1.05833333333333cm" style:use-optimal-column-width="true"/>
    </style:style>
    <style:style style:name="co6" style:family="table-column">
      <style:table-column-properties fo:break-before="auto" style:column-width="1.03187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op_5_Browsers_-_Monthl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style-name="ce1">
            <table:cell-range-source table:name="browser-ww-monthly-200807-201111" table:last-column-spanned="7" table:last-row-spanned="42" xlink:href="D:\Users\browser-ww-monthly-200807-201111.csv"/>
          </table:table-cell>
          <table:table-cell office:value-type="string" table:style-name="ce1">
            <text:p>IE</text:p>
          </table:table-cell>
          <table:table-cell office:value-type="string" table:style-name="ce1">
            <text:p>Firefox</text:p>
          </table:table-cell>
          <table:table-cell office:value-type="string" table:style-name="ce1">
            <text:p>Chrome</text:p>
          </table:table-cell>
          <table:table-cell office:value-type="string" table:style-name="ce1">
            <text:p>Safari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Other</text:p>
          </table:table-cell>
          <table:table-cell table:number-columns-repeated="16377"/>
        </table:table-row>
        <table:table-row table:style-name="ro1">
          <table:table-cell office:value-type="date" office:date-value="2008-07-01T00:00:00" table:style-name="ce2">
            <text:p>1/07/2008</text:p>
          </table:table-cell>
          <table:table-cell office:value-type="float" office:value="68.569999999999993" table:style-name="ce1">
            <text:p>68,57</text:p>
          </table:table-cell>
          <table:table-cell office:value-type="float" office:value="26.14" table:style-name="ce1">
            <text:p>26,14</text:p>
          </table:table-cell>
          <table:table-cell office:value-type="float" office:value="0" table:style-name="ce1">
            <text:p>0</text:p>
          </table:table-cell>
          <table:table-cell office:value-type="float" office:value="3.3" table:style-name="ce1">
            <text:p>3,3</text:p>
          </table:table-cell>
          <table:table-cell office:value-type="float" office:value="1.78" table:style-name="ce1">
            <text:p>1,78</text:p>
          </table:table-cell>
          <table:table-cell office:value-type="float" office:value="0.21" table:style-name="ce1">
            <text:p>0,21</text:p>
          </table:table-cell>
          <table:table-cell table:number-columns-repeated="16377"/>
        </table:table-row>
        <table:table-row table:style-name="ro1">
          <table:table-cell office:value-type="date" office:date-value="2008-08-01T00:00:00" table:style-name="ce2">
            <text:p>1/08/2008</text:p>
          </table:table-cell>
          <table:table-cell office:value-type="float" office:value="68.91" table:style-name="ce1">
            <text:p>68,91</text:p>
          </table:table-cell>
          <table:table-cell office:value-type="float" office:value="26.08" table:style-name="ce1">
            <text:p>26,08</text:p>
          </table:table-cell>
          <table:table-cell office:value-type="float" office:value="0" table:style-name="ce1">
            <text:p>0</text:p>
          </table:table-cell>
          <table:table-cell office:value-type="float" office:value="2.99" table:style-name="ce1">
            <text:p>2,99</text:p>
          </table:table-cell>
          <table:table-cell office:value-type="float" office:value="1.83" table:style-name="ce1">
            <text:p>1,83</text:p>
          </table:table-cell>
          <table:table-cell office:value-type="float" office:value="0.2" table:style-name="ce1">
            <text:p>0,2</text:p>
          </table:table-cell>
          <table:table-cell table:number-columns-repeated="16377"/>
        </table:table-row>
        <table:table-row table:style-name="ro1">
          <table:table-cell office:value-type="date" office:date-value="2008-09-01T00:00:00" table:style-name="ce2">
            <text:p>1/09/2008</text:p>
          </table:table-cell>
          <table:table-cell office:value-type="float" office:value="67.16" table:style-name="ce1">
            <text:p>67,16</text:p>
          </table:table-cell>
          <table:table-cell office:value-type="float" office:value="25.77" table:style-name="ce1">
            <text:p>25,77</text:p>
          </table:table-cell>
          <table:table-cell office:value-type="float" office:value="1.03" table:style-name="ce1">
            <text:p>1,03</text:p>
          </table:table-cell>
          <table:table-cell office:value-type="float" office:value="3" table:style-name="ce1">
            <text:p>3</text:p>
          </table:table-cell>
          <table:table-cell office:value-type="float" office:value="2.86" table:style-name="ce1">
            <text:p>2,86</text:p>
          </table:table-cell>
          <table:table-cell office:value-type="float" office:value="0.18" table:style-name="ce1">
            <text:p>0,18</text:p>
          </table:table-cell>
          <table:table-cell table:number-columns-repeated="16377"/>
        </table:table-row>
        <table:table-row table:style-name="ro1">
          <table:table-cell office:value-type="date" office:date-value="2008-10-01T00:00:00" table:style-name="ce2">
            <text:p>1/10/2008</text:p>
          </table:table-cell>
          <table:table-cell office:value-type="float" office:value="67.680000000000007" table:style-name="ce1">
            <text:p>67,68</text:p>
          </table:table-cell>
          <table:table-cell office:value-type="float" office:value="25.54" table:style-name="ce1">
            <text:p>25,54</text:p>
          </table:table-cell>
          <table:table-cell office:value-type="float" office:value="1.02" table:style-name="ce1">
            <text:p>1,02</text:p>
          </table:table-cell>
          <table:table-cell office:value-type="float" office:value="2.91" table:style-name="ce1">
            <text:p>2,91</text:p>
          </table:table-cell>
          <table:table-cell office:value-type="float" office:value="2.69" table:style-name="ce1">
            <text:p>2,69</text:p>
          </table:table-cell>
          <table:table-cell office:value-type="float" office:value="0.17" table:style-name="ce1">
            <text:p>0,17</text:p>
          </table:table-cell>
          <table:table-cell table:number-columns-repeated="16377"/>
        </table:table-row>
        <table:table-row table:style-name="ro1">
          <table:table-cell office:value-type="date" office:date-value="2008-11-01T00:00:00" table:style-name="ce2">
            <text:p>1/11/2008</text:p>
          </table:table-cell>
          <table:table-cell office:value-type="float" office:value="68.14" table:style-name="ce1">
            <text:p>68,14</text:p>
          </table:table-cell>
          <table:table-cell office:value-type="float" office:value="25.27" table:style-name="ce1">
            <text:p>25,27</text:p>
          </table:table-cell>
          <table:table-cell office:value-type="float" office:value="0.93" table:style-name="ce1">
            <text:p>0,93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3.01" table:style-name="ce1">
            <text:p>3,01</text:p>
          </table:table-cell>
          <table:table-cell office:value-type="float" office:value="0.16" table:style-name="ce1">
            <text:p>0,16</text:p>
          </table:table-cell>
          <table:table-cell table:number-columns-repeated="16377"/>
        </table:table-row>
        <table:table-row table:style-name="ro1">
          <table:table-cell office:value-type="date" office:date-value="2008-12-01T00:00:00" table:style-name="ce2">
            <text:p>1/12/2008</text:p>
          </table:table-cell>
          <table:table-cell office:value-type="float" office:value="67.84" table:style-name="ce1">
            <text:p>67,84</text:p>
          </table:table-cell>
          <table:table-cell office:value-type="float" office:value="25.23" table:style-name="ce1">
            <text:p>25,23</text:p>
          </table:table-cell>
          <table:table-cell office:value-type="float" office:value="1.21" table:style-name="ce1">
            <text:p>1,21</text:p>
          </table:table-cell>
          <table:table-cell office:value-type="float" office:value="2.41" table:style-name="ce1">
            <text:p>2,41</text:p>
          </table:table-cell>
          <table:table-cell office:value-type="float" office:value="2.83" table:style-name="ce1">
            <text:p>2,83</text:p>
          </table:table-cell>
          <table:table-cell office:value-type="float" office:value="0.48" table:style-name="ce1">
            <text:p>0,48</text:p>
          </table:table-cell>
          <table:table-cell table:number-columns-repeated="16377"/>
        </table:table-row>
        <table:table-row table:style-name="ro1">
          <table:table-cell office:value-type="date" office:date-value="2009-01-01T00:00:00" table:style-name="ce2">
            <text:p>1/01/2009</text:p>
          </table:table-cell>
          <table:table-cell office:value-type="float" office:value="65.41" table:style-name="ce1">
            <text:p>65,41</text:p>
          </table:table-cell>
          <table:table-cell office:value-type="float" office:value="27.03" table:style-name="ce1">
            <text:p>27,03</text:p>
          </table:table-cell>
          <table:table-cell office:value-type="float" office:value="1.38" table:style-name="ce1">
            <text:p>1,38</text:p>
          </table:table-cell>
          <table:table-cell office:value-type="float" office:value="2.57" table:style-name="ce1">
            <text:p>2,57</text:p>
          </table:table-cell>
          <table:table-cell office:value-type="float" office:value="2.92" table:style-name="ce1">
            <text:p>2,92</text:p>
          </table:table-cell>
          <table:table-cell office:value-type="float" office:value="0.7" table:style-name="ce1">
            <text:p>0,7</text:p>
          </table:table-cell>
          <table:table-cell table:number-columns-repeated="16377"/>
        </table:table-row>
        <table:table-row table:style-name="ro1">
          <table:table-cell office:value-type="date" office:date-value="2009-02-01T00:00:00" table:style-name="ce2">
            <text:p>1/02/2009</text:p>
          </table:table-cell>
          <table:table-cell office:value-type="float" office:value="64.430000000000007" table:style-name="ce1">
            <text:p>64,43</text:p>
          </table:table-cell>
          <table:table-cell office:value-type="float" office:value="27.85" table:style-name="ce1">
            <text:p>27,85</text:p>
          </table:table-cell>
          <table:table-cell office:value-type="float" office:value="1.52" table:style-name="ce1">
            <text:p>1,52</text:p>
          </table:table-cell>
          <table:table-cell office:value-type="float" office:value="2.59" table:style-name="ce1">
            <text:p>2,59</text:p>
          </table:table-cell>
          <table:table-cell office:value-type="float" office:value="2.95" table:style-name="ce1">
            <text:p>2,95</text:p>
          </table:table-cell>
          <table:table-cell office:value-type="float" office:value="0.67" table:style-name="ce1">
            <text:p>0,67</text:p>
          </table:table-cell>
          <table:table-cell table:number-columns-repeated="16377"/>
        </table:table-row>
        <table:table-row table:style-name="ro1">
          <table:table-cell office:value-type="date" office:date-value="2009-03-01T00:00:00" table:style-name="ce2">
            <text:p>1/03/2009</text:p>
          </table:table-cell>
          <table:table-cell office:value-type="float" office:value="62.52" table:style-name="ce1">
            <text:p>62,52</text:p>
          </table:table-cell>
          <table:table-cell office:value-type="float" office:value="29.4" table:style-name="ce1">
            <text:p>29,4</text:p>
          </table:table-cell>
          <table:table-cell office:value-type="float" office:value="1.73" table:style-name="ce1">
            <text:p>1,73</text:p>
          </table:table-cell>
          <table:table-cell office:value-type="float" office:value="2.73" table:style-name="ce1">
            <text:p>2,73</text:p>
          </table:table-cell>
          <table:table-cell office:value-type="float" office:value="2.94" table:style-name="ce1">
            <text:p>2,94</text:p>
          </table:table-cell>
          <table:table-cell office:value-type="float" office:value="0.68" table:style-name="ce1">
            <text:p>0,68</text:p>
          </table:table-cell>
          <table:table-cell table:number-columns-repeated="16377"/>
        </table:table-row>
        <table:table-row table:style-name="ro1">
          <table:table-cell office:value-type="date" office:date-value="2009-04-01T00:00:00" table:style-name="ce2">
            <text:p>1/04/2009</text:p>
          </table:table-cell>
          <table:table-cell office:value-type="float" office:value="61.88" table:style-name="ce1">
            <text:p>61,88</text:p>
          </table:table-cell>
          <table:table-cell office:value-type="float" office:value="29.67" table:style-name="ce1">
            <text:p>29,67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2.75" table:style-name="ce1">
            <text:p>2,75</text:p>
          </table:table-cell>
          <table:table-cell office:value-type="float" office:value="2.96" table:style-name="ce1">
            <text:p>2,96</text:p>
          </table:table-cell>
          <table:table-cell office:value-type="float" office:value="0.68" table:style-name="ce1">
            <text:p>0,68</text:p>
          </table:table-cell>
          <table:table-cell table:number-columns-repeated="16377"/>
        </table:table-row>
        <table:table-row table:style-name="ro1">
          <table:table-cell office:value-type="date" office:date-value="2009-05-01T00:00:00" table:style-name="ce2">
            <text:p>1/05/2009</text:p>
          </table:table-cell>
          <table:table-cell office:value-type="float" office:value="62.09" table:style-name="ce1">
            <text:p>62,09</text:p>
          </table:table-cell>
          <table:table-cell office:value-type="float" office:value="28.75" table:style-name="ce1">
            <text:p>28,75</text:p>
          </table:table-cell>
          <table:table-cell office:value-type="float" office:value="2.42" table:style-name="ce1">
            <text:p>2,42</text:p>
          </table:table-cell>
          <table:table-cell office:value-type="float" office:value="2.65" table:style-name="ce1">
            <text:p>2,65</text:p>
          </table:table-cell>
          <table:table-cell office:value-type="float" office:value="3.23" table:style-name="ce1">
            <text:p>3,23</text:p>
          </table:table-cell>
          <table:table-cell office:value-type="float" office:value="0.87" table:style-name="ce1">
            <text:p>0,87</text:p>
          </table:table-cell>
          <table:table-cell table:number-columns-repeated="16377"/>
        </table:table-row>
        <table:table-row table:style-name="ro1">
          <table:table-cell office:value-type="date" office:date-value="2009-06-01T00:00:00" table:style-name="ce2">
            <text:p>1/06/2009</text:p>
          </table:table-cell>
          <table:table-cell office:value-type="float" office:value="59.49" table:style-name="ce1">
            <text:p>59,49</text:p>
          </table:table-cell>
          <table:table-cell office:value-type="float" office:value="30.33" table:style-name="ce1">
            <text:p>30,33</text:p>
          </table:table-cell>
          <table:table-cell office:value-type="float" office:value="2.82" table:style-name="ce1">
            <text:p>2,82</text:p>
          </table:table-cell>
          <table:table-cell office:value-type="float" office:value="2.93" table:style-name="ce1">
            <text:p>2,93</text:p>
          </table:table-cell>
          <table:table-cell office:value-type="float" office:value="3.36" table:style-name="ce1">
            <text:p>3,36</text:p>
          </table:table-cell>
          <table:table-cell office:value-type="float" office:value="1.07" table:style-name="ce1">
            <text:p>1,07</text:p>
          </table:table-cell>
          <table:table-cell table:number-columns-repeated="16377"/>
        </table:table-row>
        <table:table-row table:style-name="ro1">
          <table:table-cell office:value-type="date" office:date-value="2009-07-01T00:00:00" table:style-name="ce2">
            <text:p>1/07/2009</text:p>
          </table:table-cell>
          <table:table-cell office:value-type="float" office:value="60.11" table:style-name="ce1">
            <text:p>60,11</text:p>
          </table:table-cell>
          <table:table-cell office:value-type="float" office:value="30.5" table:style-name="ce1">
            <text:p>30,5</text:p>
          </table:table-cell>
          <table:table-cell office:value-type="float" office:value="3.01" table:style-name="ce1">
            <text:p>3,01</text:p>
          </table:table-cell>
          <table:table-cell office:value-type="float" office:value="3.02" table:style-name="ce1">
            <text:p>3,02</text:p>
          </table:table-cell>
          <table:table-cell office:value-type="float" office:value="2.64" table:style-name="ce1">
            <text:p>2,64</text:p>
          </table:table-cell>
          <table:table-cell office:value-type="float" office:value="0.72" table:style-name="ce1">
            <text:p>0,72</text:p>
          </table:table-cell>
          <table:table-cell table:number-columns-repeated="16377"/>
        </table:table-row>
        <table:table-row table:style-name="ro1">
          <table:table-cell office:value-type="date" office:date-value="2009-08-01T00:00:00" table:style-name="ce2">
            <text:p>1/08/2009</text:p>
          </table:table-cell>
          <table:table-cell office:value-type="float" office:value="58.69" table:style-name="ce1">
            <text:p>58,69</text:p>
          </table:table-cell>
          <table:table-cell office:value-type="float" office:value="31.28" table:style-name="ce1">
            <text:p>31,28</text:p>
          </table:table-cell>
          <table:table-cell office:value-type="float" office:value="3.38" table:style-name="ce1">
            <text:p>3,38</text:p>
          </table:table-cell>
          <table:table-cell office:value-type="float" office:value="3.25" table:style-name="ce1">
            <text:p>3,25</text:p>
          </table:table-cell>
          <table:table-cell office:value-type="float" office:value="2.67" table:style-name="ce1">
            <text:p>2,67</text:p>
          </table:table-cell>
          <table:table-cell office:value-type="float" office:value="0.73" table:style-name="ce1">
            <text:p>0,73</text:p>
          </table:table-cell>
          <table:table-cell table:number-columns-repeated="16377"/>
        </table:table-row>
        <table:table-row table:style-name="ro1">
          <table:table-cell office:value-type="date" office:date-value="2009-09-01T00:00:00" table:style-name="ce2">
            <text:p>1/09/2009</text:p>
          </table:table-cell>
          <table:table-cell office:value-type="float" office:value="58.37" table:style-name="ce1">
            <text:p>58,37</text:p>
          </table:table-cell>
          <table:table-cell office:value-type="float" office:value="31.34" table:style-name="ce1">
            <text:p>31,34</text:p>
          </table:table-cell>
          <table:table-cell office:value-type="float" office:value="3.69" table:style-name="ce1">
            <text:p>3,69</text:p>
          </table:table-cell>
          <table:table-cell office:value-type="float" office:value="3.28" table:style-name="ce1">
            <text:p>3,28</text:p>
          </table:table-cell>
          <table:table-cell office:value-type="float" office:value="2.62" table:style-name="ce1">
            <text:p>2,62</text:p>
          </table:table-cell>
          <table:table-cell office:value-type="float" office:value="0.7" table:style-name="ce1">
            <text:p>0,7</text:p>
          </table:table-cell>
          <table:table-cell table:number-columns-repeated="16377"/>
        </table:table-row>
        <table:table-row table:style-name="ro1">
          <table:table-cell office:value-type="date" office:date-value="2009-10-01T00:00:00" table:style-name="ce2">
            <text:p>1/10/2009</text:p>
          </table:table-cell>
          <table:table-cell office:value-type="float" office:value="57.96" table:style-name="ce1">
            <text:p>57,96</text:p>
          </table:table-cell>
          <table:table-cell office:value-type="float" office:value="31.82" table:style-name="ce1">
            <text:p>31,82</text:p>
          </table:table-cell>
          <table:table-cell office:value-type="float" office:value="4.17" table:style-name="ce1">
            <text:p>4,17</text:p>
          </table:table-cell>
          <table:table-cell office:value-type="float" office:value="3.47" table:style-name="ce1">
            <text:p>3,47</text:p>
          </table:table-cell>
          <table:table-cell office:value-type="float" office:value="1.88" table:style-name="ce1">
            <text:p>1,88</text:p>
          </table:table-cell>
          <table:table-cell office:value-type="float" office:value="0.7" table:style-name="ce1">
            <text:p>0,7</text:p>
          </table:table-cell>
          <table:table-cell table:number-columns-repeated="16377"/>
        </table:table-row>
        <table:table-row table:style-name="ro1">
          <table:table-cell office:value-type="date" office:date-value="2009-11-01T00:00:00" table:style-name="ce2">
            <text:p>1/11/2009</text:p>
          </table:table-cell>
          <table:table-cell office:value-type="float" office:value="56.57" table:style-name="ce1">
            <text:p>56,57</text:p>
          </table:table-cell>
          <table:table-cell office:value-type="float" office:value="32.21" table:style-name="ce1">
            <text:p>32,21</text:p>
          </table:table-cell>
          <table:table-cell office:value-type="float" office:value="4.66" table:style-name="ce1">
            <text:p>4,66</text:p>
          </table:table-cell>
          <table:table-cell office:value-type="float" office:value="3.67" table:style-name="ce1">
            <text:p>3,67</text:p>
          </table:table-cell>
          <table:table-cell office:value-type="float" office:value="2.02" table:style-name="ce1">
            <text:p>2,02</text:p>
          </table:table-cell>
          <table:table-cell office:value-type="float" office:value="0.86" table:style-name="ce1">
            <text:p>0,86</text:p>
          </table:table-cell>
          <table:table-cell table:number-columns-repeated="16377"/>
        </table:table-row>
        <table:table-row table:style-name="ro1">
          <table:table-cell office:value-type="date" office:date-value="2009-12-01T00:00:00" table:style-name="ce2">
            <text:p>1/12/2009</text:p>
          </table:table-cell>
          <table:table-cell office:value-type="float" office:value="55.72" table:style-name="ce1">
            <text:p>55,72</text:p>
          </table:table-cell>
          <table:table-cell office:value-type="float" office:value="31.97" table:style-name="ce1">
            <text:p>31,97</text:p>
          </table:table-cell>
          <table:table-cell office:value-type="float" office:value="5.45" table:style-name="ce1">
            <text:p>5,45</text:p>
          </table:table-cell>
          <table:table-cell office:value-type="float" office:value="3.48" table:style-name="ce1">
            <text:p>3,48</text:p>
          </table:table-cell>
          <table:table-cell office:value-type="float" office:value="2.06" table:style-name="ce1">
            <text:p>2,06</text:p>
          </table:table-cell>
          <table:table-cell office:value-type="float" office:value="1.31" table:style-name="ce1">
            <text:p>1,31</text:p>
          </table:table-cell>
          <table:table-cell table:number-columns-repeated="16377"/>
        </table:table-row>
        <table:table-row table:style-name="ro1">
          <table:table-cell office:value-type="date" office:date-value="2010-01-01T00:00:00" table:style-name="ce2">
            <text:p>1/01/2010</text:p>
          </table:table-cell>
          <table:table-cell office:value-type="float" office:value="55.25" table:style-name="ce1">
            <text:p>55,25</text:p>
          </table:table-cell>
          <table:table-cell office:value-type="float" office:value="31.64" table:style-name="ce1">
            <text:p>31,64</text:p>
          </table:table-cell>
          <table:table-cell office:value-type="float" office:value="6.04" table:style-name="ce1">
            <text:p>6,04</text:p>
          </table:table-cell>
          <table:table-cell office:value-type="float" office:value="3.76" table:style-name="ce1">
            <text:p>3,76</text:p>
          </table:table-cell>
          <table:table-cell office:value-type="float" office:value="2" table:style-name="ce1">
            <text:p>2</text:p>
          </table:table-cell>
          <table:table-cell office:value-type="float" office:value="1.31" table:style-name="ce1">
            <text:p>1,31</text:p>
          </table:table-cell>
          <table:table-cell table:number-columns-repeated="16377"/>
        </table:table-row>
        <table:table-row table:style-name="ro1">
          <table:table-cell office:value-type="date" office:date-value="2010-02-01T00:00:00" table:style-name="ce2">
            <text:p>1/02/2010</text:p>
          </table:table-cell>
          <table:table-cell office:value-type="float" office:value="54.5" table:style-name="ce1">
            <text:p>54,5</text:p>
          </table:table-cell>
          <table:table-cell office:value-type="float" office:value="31.82" table:style-name="ce1">
            <text:p>31,82</text:p>
          </table:table-cell>
          <table:table-cell office:value-type="float" office:value="6.72" table:style-name="ce1">
            <text:p>6,72</text:p>
          </table:table-cell>
          <table:table-cell office:value-type="float" office:value="4.08" table:style-name="ce1">
            <text:p>4,08</text:p>
          </table:table-cell>
          <table:table-cell office:value-type="float" office:value="1.97" table:style-name="ce1">
            <text:p>1,97</text:p>
          </table:table-cell>
          <table:table-cell office:value-type="float" office:value="0.91" table:style-name="ce1">
            <text:p>0,91</text:p>
          </table:table-cell>
          <table:table-cell table:number-columns-repeated="16377"/>
        </table:table-row>
        <table:table-row table:style-name="ro1">
          <table:table-cell office:value-type="date" office:date-value="2010-03-01T00:00:00" table:style-name="ce2">
            <text:p>1/03/2010</text:p>
          </table:table-cell>
          <table:table-cell office:value-type="float" office:value="54.44" table:style-name="ce1">
            <text:p>54,44</text:p>
          </table:table-cell>
          <table:table-cell office:value-type="float" office:value="31.27" table:style-name="ce1">
            <text:p>31,27</text:p>
          </table:table-cell>
          <table:table-cell office:value-type="float" office:value="7.29" table:style-name="ce1">
            <text:p>7,29</text:p>
          </table:table-cell>
          <table:table-cell office:value-type="float" office:value="4.16" table:style-name="ce1">
            <text:p>4,16</text:p>
          </table:table-cell>
          <table:table-cell office:value-type="float" office:value="1.97" table:style-name="ce1">
            <text:p>1,97</text:p>
          </table:table-cell>
          <table:table-cell office:value-type="float" office:value="0.87" table:style-name="ce1">
            <text:p>0,87</text:p>
          </table:table-cell>
          <table:table-cell table:number-columns-repeated="16377"/>
        </table:table-row>
        <table:table-row table:style-name="ro1">
          <table:table-cell office:value-type="date" office:date-value="2010-04-01T00:00:00" table:style-name="ce2">
            <text:p>1/04/2010</text:p>
          </table:table-cell>
          <table:table-cell office:value-type="float" office:value="53.26" table:style-name="ce1">
            <text:p>53,26</text:p>
          </table:table-cell>
          <table:table-cell office:value-type="float" office:value="31.74" table:style-name="ce1">
            <text:p>31,74</text:p>
          </table:table-cell>
          <table:table-cell office:value-type="float" office:value="8.06" table:style-name="ce1">
            <text:p>8,06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.82" table:style-name="ce1">
            <text:p>1,82</text:p>
          </table:table-cell>
          <table:table-cell office:value-type="float" office:value="0.89" table:style-name="ce1">
            <text:p>0,89</text:p>
          </table:table-cell>
          <table:table-cell table:number-columns-repeated="16377"/>
        </table:table-row>
        <table:table-row table:style-name="ro1">
          <table:table-cell office:value-type="date" office:date-value="2010-05-01T00:00:00" table:style-name="ce2">
            <text:p>1/05/2010</text:p>
          </table:table-cell>
          <table:table-cell office:value-type="float" office:value="52.77" table:style-name="ce1">
            <text:p>52,77</text:p>
          </table:table-cell>
          <table:table-cell office:value-type="float" office:value="31.64" table:style-name="ce1">
            <text:p>31,64</text:p>
          </table:table-cell>
          <table:table-cell office:value-type="float" office:value="8.61" table:style-name="ce1">
            <text:p>8,61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.96" table:style-name="ce1">
            <text:p>1,96</text:p>
          </table:table-cell>
          <table:table-cell office:value-type="float" office:value="0.88" table:style-name="ce1">
            <text:p>0,88</text:p>
          </table:table-cell>
          <table:table-cell table:number-columns-repeated="16377"/>
        </table:table-row>
        <table:table-row table:style-name="ro1">
          <table:table-cell office:value-type="date" office:date-value="2010-06-01T00:00:00" table:style-name="ce2">
            <text:p>1/06/2010</text:p>
          </table:table-cell>
          <table:table-cell office:value-type="float" office:value="52.86" table:style-name="ce1">
            <text:p>52,86</text:p>
          </table:table-cell>
          <table:table-cell office:value-type="float" office:value="31.15" table:style-name="ce1">
            <text:p>31,15</text:p>
          </table:table-cell>
          <table:table-cell office:value-type="float" office:value="9.24" table:style-name="ce1">
            <text:p>9,24</text:p>
          </table:table-cell>
          <table:table-cell office:value-type="float" office:value="4.07" table:style-name="ce1">
            <text:p>4,07</text:p>
          </table:table-cell>
          <table:table-cell office:value-type="float" office:value="1.91" table:style-name="ce1">
            <text:p>1,91</text:p>
          </table:table-cell>
          <table:table-cell office:value-type="float" office:value="0.77" table:style-name="ce1">
            <text:p>0,77</text:p>
          </table:table-cell>
          <table:table-cell table:number-columns-repeated="16377"/>
        </table:table-row>
        <table:table-row table:style-name="ro1">
          <table:table-cell office:value-type="date" office:date-value="2010-07-01T00:00:00" table:style-name="ce2">
            <text:p>1/07/2010</text:p>
          </table:table-cell>
          <table:table-cell office:value-type="float" office:value="52.68" table:style-name="ce1">
            <text:p>52,68</text:p>
          </table:table-cell>
          <table:table-cell office:value-type="float" office:value="30.69" table:style-name="ce1">
            <text:p>30,69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4.09" table:style-name="ce1">
            <text:p>4,09</text:p>
          </table:table-cell>
          <table:table-cell office:value-type="float" office:value="1.91" table:style-name="ce1">
            <text:p>1,91</text:p>
          </table:table-cell>
          <table:table-cell office:value-type="float" office:value="0.74" table:style-name="ce1">
            <text:p>0,74</text:p>
          </table:table-cell>
          <table:table-cell table:number-columns-repeated="16377"/>
        </table:table-row>
        <table:table-row table:style-name="ro1">
          <table:table-cell office:value-type="date" office:date-value="2010-08-01T00:00:00" table:style-name="ce2">
            <text:p>1/08/2010</text:p>
          </table:table-cell>
          <table:table-cell office:value-type="float" office:value="51.34" table:style-name="ce1">
            <text:p>51,34</text:p>
          </table:table-cell>
          <table:table-cell office:value-type="float" office:value="31.09" table:style-name="ce1">
            <text:p>31,09</text:p>
          </table:table-cell>
          <table:table-cell office:value-type="float" office:value="10.76" table:style-name="ce1">
            <text:p>10,76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.88" table:style-name="ce1">
            <text:p>1,88</text:p>
          </table:table-cell>
          <table:table-cell office:value-type="float" office:value="0.7" table:style-name="ce1">
            <text:p>0,7</text:p>
          </table:table-cell>
          <table:table-cell table:number-columns-repeated="16377"/>
        </table:table-row>
        <table:table-row table:style-name="ro1">
          <table:table-cell office:value-type="date" office:date-value="2010-09-01T00:00:00" table:style-name="ce2">
            <text:p>1/09/2010</text:p>
          </table:table-cell>
          <table:table-cell office:value-type="float" office:value="49.87" table:style-name="ce1">
            <text:p>49,87</text:p>
          </table:table-cell>
          <table:table-cell office:value-type="float" office:value="31.5" table:style-name="ce1">
            <text:p>31,5</text:p>
          </table:table-cell>
          <table:table-cell office:value-type="float" office:value="11.54" table:style-name="ce1">
            <text:p>11,54</text:p>
          </table:table-cell>
          <table:table-cell office:value-type="float" office:value="4.42" table:style-name="ce1">
            <text:p>4,42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0.63" table:style-name="ce1">
            <text:p>0,63</text:p>
          </table:table-cell>
          <table:table-cell table:number-columns-repeated="16377"/>
        </table:table-row>
        <table:table-row table:style-name="ro1">
          <table:table-cell office:value-type="date" office:date-value="2010-10-01T00:00:00" table:style-name="ce2">
            <text:p>1/10/2010</text:p>
          </table:table-cell>
          <table:table-cell office:value-type="float" office:value="49.21" table:style-name="ce1">
            <text:p>49,21</text:p>
          </table:table-cell>
          <table:table-cell office:value-type="float" office:value="31.24" table:style-name="ce1">
            <text:p>31,24</text:p>
          </table:table-cell>
          <table:table-cell office:value-type="float" office:value="12.39" table:style-name="ce1">
            <text:p>12,39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1">
          <table:table-cell office:value-type="date" office:date-value="2010-11-01T00:00:00" table:style-name="ce2">
            <text:p>1/11/2010</text:p>
          </table:table-cell>
          <table:table-cell office:value-type="float" office:value="48.16" table:style-name="ce1">
            <text:p>48,16</text:p>
          </table:table-cell>
          <table:table-cell office:value-type="float" office:value="31.17" table:style-name="ce1">
            <text:p>31,17</text:p>
          </table:table-cell>
          <table:table-cell office:value-type="float" office:value="13.35" table:style-name="ce1">
            <text:p>13,35</text:p>
          </table:table-cell>
          <table:table-cell office:value-type="float" office:value="4.7" table:style-name="ce1">
            <text:p>4,7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0.6" table:style-name="ce1">
            <text:p>0,6</text:p>
          </table:table-cell>
          <table:table-cell table:number-columns-repeated="16377"/>
        </table:table-row>
        <table:table-row table:style-name="ro1">
          <table:table-cell office:value-type="date" office:date-value="2010-12-01T00:00:00" table:style-name="ce2">
            <text:p>1/12/2010</text:p>
          </table:table-cell>
          <table:table-cell office:value-type="float" office:value="46.94" table:style-name="ce1">
            <text:p>46,94</text:p>
          </table:table-cell>
          <table:table-cell office:value-type="float" office:value="30.76" table:style-name="ce1">
            <text:p>30,76</text:p>
          </table:table-cell>
          <table:table-cell office:value-type="float" office:value="14.85" table:style-name="ce1">
            <text:p>14,85</text:p>
          </table:table-cell>
          <table:table-cell office:value-type="float" office:value="4.79" table:style-name="ce1">
            <text:p>4,79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0.57999999999999996" table:style-name="ce1">
            <text:p>0,58</text:p>
          </table:table-cell>
          <table:table-cell table:number-columns-repeated="16377"/>
        </table:table-row>
        <table:table-row table:style-name="ro1">
          <table:table-cell office:value-type="date" office:date-value="2011-01-01T00:00:00" table:style-name="ce2">
            <text:p>1/01/2011</text:p>
          </table:table-cell>
          <table:table-cell office:value-type="float" office:value="46" table:style-name="ce1">
            <text:p>46</text:p>
          </table:table-cell>
          <table:table-cell office:value-type="float" office:value="30.68" table:style-name="ce1">
            <text:p>30,68</text:p>
          </table:table-cell>
          <table:table-cell office:value-type="float" office:value="15.68" table:style-name="ce1">
            <text:p>15,68</text:p>
          </table:table-cell>
          <table:table-cell office:value-type="float" office:value="5.09" table:style-name="ce1">
            <text:p>5,09</text:p>
          </table:table-cell>
          <table:table-cell office:value-type="float" office:value="2" table:style-name="ce1">
            <text:p>2</text:p>
          </table:table-cell>
          <table:table-cell office:value-type="float" office:value="0.55000000000000004" table:style-name="ce1">
            <text:p>0,55</text:p>
          </table:table-cell>
          <table:table-cell table:number-columns-repeated="16377"/>
        </table:table-row>
        <table:table-row table:style-name="ro1">
          <table:table-cell office:value-type="date" office:date-value="2011-02-01T00:00:00" table:style-name="ce2">
            <text:p>1/02/2011</text:p>
          </table:table-cell>
          <table:table-cell office:value-type="float" office:value="45.44" table:style-name="ce1">
            <text:p>45,44</text:p>
          </table:table-cell>
          <table:table-cell office:value-type="float" office:value="30.37" table:style-name="ce1">
            <text:p>30,37</text:p>
          </table:table-cell>
          <table:table-cell office:value-type="float" office:value="16.54" table:style-name="ce1">
            <text:p>16,54</text:p>
          </table:table-cell>
          <table:table-cell office:value-type="float" office:value="5.08" table:style-name="ce1">
            <text:p>5,08</text:p>
          </table:table-cell>
          <table:table-cell office:value-type="float" office:value="2" table:style-name="ce1">
            <text:p>2</text:p>
          </table:table-cell>
          <table:table-cell office:value-type="float" office:value="0.55000000000000004" table:style-name="ce1">
            <text:p>0,55</text:p>
          </table:table-cell>
          <table:table-cell table:number-columns-repeated="16377"/>
        </table:table-row>
        <table:table-row table:style-name="ro1">
          <table:table-cell office:value-type="date" office:date-value="2011-03-01T00:00:00" table:style-name="ce2">
            <text:p>1/03/2011</text:p>
          </table:table-cell>
          <table:table-cell office:value-type="float" office:value="45.11" table:style-name="ce1">
            <text:p>45,11</text:p>
          </table:table-cell>
          <table:table-cell office:value-type="float" office:value="29.98" table:style-name="ce1">
            <text:p>29,98</text:p>
          </table:table-cell>
          <table:table-cell office:value-type="float" office:value="17.37" table:style-name="ce1">
            <text:p>17,37</text:p>
          </table:table-cell>
          <table:table-cell office:value-type="float" office:value="5.0199999999999996" table:style-name="ce1">
            <text:p>5,02</text:p>
          </table:table-cell>
          <table:table-cell office:value-type="float" office:value="1.97" table:style-name="ce1">
            <text:p>1,97</text:p>
          </table:table-cell>
          <table:table-cell office:value-type="float" office:value="0.54" table:style-name="ce1">
            <text:p>0,54</text:p>
          </table:table-cell>
          <table:table-cell table:number-columns-repeated="16377"/>
        </table:table-row>
        <table:table-row table:style-name="ro1">
          <table:table-cell office:value-type="date" office:date-value="2011-04-01T00:00:00" table:style-name="ce2">
            <text:p>1/04/2011</text:p>
          </table:table-cell>
          <table:table-cell office:value-type="float" office:value="44.52" table:style-name="ce1">
            <text:p>44,52</text:p>
          </table:table-cell>
          <table:table-cell office:value-type="float" office:value="29.67" table:style-name="ce1">
            <text:p>29,67</text:p>
          </table:table-cell>
          <table:table-cell office:value-type="float" office:value="18.29" table:style-name="ce1">
            <text:p>18,29</text:p>
          </table:table-cell>
          <table:table-cell office:value-type="float" office:value="5.04" table:style-name="ce1">
            <text:p>5,04</text:p>
          </table:table-cell>
          <table:table-cell office:value-type="float" office:value="1.91" table:style-name="ce1">
            <text:p>1,91</text:p>
          </table:table-cell>
          <table:table-cell office:value-type="float" office:value="0.56999999999999995" table:style-name="ce1">
            <text:p>0,57</text:p>
          </table:table-cell>
          <table:table-cell table:number-columns-repeated="16377"/>
        </table:table-row>
        <table:table-row table:style-name="ro1">
          <table:table-cell office:value-type="date" office:date-value="2011-05-01T00:00:00" table:style-name="ce2">
            <text:p>1/05/2011</text:p>
          </table:table-cell>
          <table:table-cell office:value-type="float" office:value="43.87" table:style-name="ce1">
            <text:p>43,87</text:p>
          </table:table-cell>
          <table:table-cell office:value-type="float" office:value="29.29" table:style-name="ce1">
            <text:p>29,29</text:p>
          </table:table-cell>
          <table:table-cell office:value-type="float" office:value="19.36" table:style-name="ce1">
            <text:p>19,36</text:p>
          </table:table-cell>
          <table:table-cell office:value-type="float" office:value="5.01" table:style-name="ce1">
            <text:p>5,01</text:p>
          </table:table-cell>
          <table:table-cell office:value-type="float" office:value="1.84" table:style-name="ce1">
            <text:p>1,84</text:p>
          </table:table-cell>
          <table:table-cell office:value-type="float" office:value="0.63" table:style-name="ce1">
            <text:p>0,63</text:p>
          </table:table-cell>
          <table:table-cell table:number-columns-repeated="16377"/>
        </table:table-row>
        <table:table-row table:style-name="ro1">
          <table:table-cell office:value-type="date" office:date-value="2011-06-01T00:00:00" table:style-name="ce2">
            <text:p>1/06/2011</text:p>
          </table:table-cell>
          <table:table-cell office:value-type="float" office:value="43.58" table:style-name="ce1">
            <text:p>43,58</text:p>
          </table:table-cell>
          <table:table-cell office:value-type="float" office:value="28.34" table:style-name="ce1">
            <text:p>28,34</text:p>
          </table:table-cell>
          <table:table-cell office:value-type="float" office:value="20.65" table:style-name="ce1">
            <text:p>20,65</text:p>
          </table:table-cell>
          <table:table-cell office:value-type="float" office:value="5.07" table:style-name="ce1">
            <text:p>5,07</text:p>
          </table:table-cell>
          <table:table-cell office:value-type="float" office:value="1.74" table:style-name="ce1">
            <text:p>1,74</text:p>
          </table:table-cell>
          <table:table-cell office:value-type="float" office:value="0.61" table:style-name="ce1">
            <text:p>0,61</text:p>
          </table:table-cell>
          <table:table-cell table:number-columns-repeated="16377"/>
        </table:table-row>
        <table:table-row table:style-name="ro1">
          <table:table-cell office:value-type="date" office:date-value="2011-07-01T00:00:00" table:style-name="ce2">
            <text:p>1/07/2011</text:p>
          </table:table-cell>
          <table:table-cell office:value-type="float" office:value="42.45" table:style-name="ce1">
            <text:p>42,45</text:p>
          </table:table-cell>
          <table:table-cell office:value-type="float" office:value="27.95" table:style-name="ce1">
            <text:p>27,95</text:p>
          </table:table-cell>
          <table:table-cell office:value-type="float" office:value="22.14" table:style-name="ce1">
            <text:p>22,14</text:p>
          </table:table-cell>
          <table:table-cell office:value-type="float" office:value="5.17" table:style-name="ce1">
            <text:p>5,17</text:p>
          </table:table-cell>
          <table:table-cell office:value-type="float" office:value="1.66" table:style-name="ce1">
            <text:p>1,66</text:p>
          </table:table-cell>
          <table:table-cell office:value-type="float" office:value="0.63" table:style-name="ce1">
            <text:p>0,63</text:p>
          </table:table-cell>
          <table:table-cell table:number-columns-repeated="16377"/>
        </table:table-row>
        <table:table-row table:style-name="ro1">
          <table:table-cell office:value-type="date" office:date-value="2011-08-01T00:00:00" table:style-name="ce2">
            <text:p>1/08/2011</text:p>
          </table:table-cell>
          <table:table-cell office:value-type="float" office:value="41.89" table:style-name="ce1">
            <text:p>41,89</text:p>
          </table:table-cell>
          <table:table-cell office:value-type="float" office:value="27.49" table:style-name="ce1">
            <text:p>27,49</text:p>
          </table:table-cell>
          <table:table-cell office:value-type="float" office:value="23.16" table:style-name="ce1">
            <text:p>23,16</text:p>
          </table:table-cell>
          <table:table-cell office:value-type="float" office:value="5.19" table:style-name="ce1">
            <text:p>5,19</text:p>
          </table:table-cell>
          <table:table-cell office:value-type="float" office:value="1.67" table:style-name="ce1">
            <text:p>1,67</text:p>
          </table:table-cell>
          <table:table-cell office:value-type="float" office:value="0.61" table:style-name="ce1">
            <text:p>0,61</text:p>
          </table:table-cell>
          <table:table-cell table:number-columns-repeated="16377"/>
        </table:table-row>
        <table:table-row table:style-name="ro1">
          <table:table-cell office:value-type="date" office:date-value="2011-09-01T00:00:00" table:style-name="ce2">
            <text:p>1/09/2011</text:p>
          </table:table-cell>
          <table:table-cell office:value-type="float" office:value="41.66" table:style-name="ce1">
            <text:p>41,66</text:p>
          </table:table-cell>
          <table:table-cell office:value-type="float" office:value="26.79" table:style-name="ce1">
            <text:p>26,79</text:p>
          </table:table-cell>
          <table:table-cell office:value-type="float" office:value="23.61" table:style-name="ce1">
            <text:p>23,61</text:p>
          </table:table-cell>
          <table:table-cell office:value-type="float" office:value="5.6" table:style-name="ce1">
            <text:p>5,6</text:p>
          </table:table-cell>
          <table:table-cell office:value-type="float" office:value="1.72" table:style-name="ce1">
            <text:p>1,72</text:p>
          </table:table-cell>
          <table:table-cell office:value-type="float" office:value="0.62" table:style-name="ce1">
            <text:p>0,62</text:p>
          </table:table-cell>
          <table:table-cell table:number-columns-repeated="16377"/>
        </table:table-row>
        <table:table-row table:style-name="ro1">
          <table:table-cell office:value-type="date" office:date-value="2011-10-01T00:00:00" table:style-name="ce2">
            <text:p>1/10/2011</text:p>
          </table:table-cell>
          <table:table-cell office:value-type="float" office:value="40.18" table:style-name="ce1">
            <text:p>40,18</text:p>
          </table:table-cell>
          <table:table-cell office:value-type="float" office:value="26.39" table:style-name="ce1">
            <text:p>26,39</text:p>
          </table:table-cell>
          <table:table-cell office:value-type="float" office:value="25" table:style-name="ce1">
            <text:p>25</text:p>
          </table:table-cell>
          <table:table-cell office:value-type="float" office:value="5.93" table:style-name="ce1">
            <text:p>5,93</text:p>
          </table:table-cell>
          <table:table-cell office:value-type="float" office:value="1.81" table:style-name="ce1">
            <text:p>1,81</text:p>
          </table:table-cell>
          <table:table-cell office:value-type="float" office:value="0.69" table:style-name="ce1">
            <text:p>0,69</text:p>
          </table:table-cell>
          <table:table-cell table:number-columns-repeated="16377"/>
        </table:table-row>
        <table:table-row table:style-name="ro1">
          <table:table-cell office:value-type="date" office:date-value="2011-11-01T00:00:00" table:style-name="ce2">
            <text:p>1/11/2011</text:p>
          </table:table-cell>
          <table:table-cell office:value-type="float" office:value="40.479999999999997" table:style-name="ce1">
            <text:p>40,48</text:p>
          </table:table-cell>
          <table:table-cell office:value-type="float" office:value="25.21" table:style-name="ce1">
            <text:p>25,21</text:p>
          </table:table-cell>
          <table:table-cell office:value-type="float" office:value="25.65" table:style-name="ce1">
            <text:p>25,65</text:p>
          </table:table-cell>
          <table:table-cell office:value-type="float" office:value="5.9" table:style-name="ce1">
            <text:p>5,9</text:p>
          </table:table-cell>
          <table:table-cell office:value-type="float" office:value="1.83" table:style-name="ce1">
            <text:p>1,83</text:p>
          </table:table-cell>
          <table:table-cell office:value-type="float" office:value="0.93" table:style-name="ce1">
            <text:p>0,93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table table:name="Top_5_Browsers_-_Quarterly" table:style-name="ta2">
        <table:table-column table:style-name="co7" table:number-columns-repeated="16384" table:default-cell-style-name="ce1"/>
        <table:table-row table:style-name="ro1">
          <table:table-cell table:style-name="ce1">
            <table:cell-range-source table:name="browser-ww-quarterly-200803-2011041" table:last-column-spanned="7" table:last-row-spanned="15" xlink:href="D:\Users\browser-ww-quarterly-200803-201104.csv"/>
          </table:table-cell>
          <table:table-cell office:value-type="date" office:date-value="2008-07-01T00:00:00" table:style-name="ce2">
            <text:p>1/07/2008</text:p>
          </table:table-cell>
          <table:table-cell office:value-type="date" office:date-value="2008-10-01T00:00:00" table:style-name="ce2">
            <text:p>1/10/2008</text:p>
          </table:table-cell>
          <table:table-cell office:value-type="date" office:date-value="2009-01-01T00:00:00" table:style-name="ce2">
            <text:p>1/01/2009</text:p>
          </table:table-cell>
          <table:table-cell office:value-type="date" office:date-value="2009-04-01T00:00:00" table:style-name="ce2">
            <text:p>1/04/2009</text:p>
          </table:table-cell>
          <table:table-cell office:value-type="date" office:date-value="2009-07-01T00:00:00" table:style-name="ce2">
            <text:p>1/07/2009</text:p>
          </table:table-cell>
          <table:table-cell office:value-type="date" office:date-value="2009-10-01T00:00:00" table:style-name="ce2">
            <text:p>1/10/2009</text:p>
          </table:table-cell>
          <table:table-cell office:value-type="date" office:date-value="2010-01-01T00:00:00" table:style-name="ce2">
            <text:p>1/01/2010</text:p>
          </table:table-cell>
          <table:table-cell office:value-type="date" office:date-value="2010-04-01T00:00:00" table:style-name="ce2">
            <text:p>1/04/2010</text:p>
          </table:table-cell>
          <table:table-cell office:value-type="date" office:date-value="2010-07-01T00:00:00" table:style-name="ce2">
            <text:p>1/07/2010</text:p>
          </table:table-cell>
          <table:table-cell office:value-type="date" office:date-value="2010-10-01T00:00:00" table:style-name="ce2">
            <text:p>1/10/2010</text:p>
          </table:table-cell>
          <table:table-cell office:value-type="date" office:date-value="2011-01-01T00:00:00" table:style-name="ce2">
            <text:p>1/01/2011</text:p>
          </table:table-cell>
          <table:table-cell office:value-type="date" office:date-value="2011-04-01T00:00:00" table:style-name="ce2">
            <text:p>1/04/2011</text:p>
          </table:table-cell>
          <table:table-cell office:value-type="date" office:date-value="2011-07-01T00:00:00" table:style-name="ce2">
            <text:p>1/07/2011</text:p>
          </table:table-cell>
          <table:table-cell office:value-type="date" office:date-value="2011-10-01T00:00:00" table:style-name="ce2">
            <text:p>1/10/2011</text:p>
          </table:table-cell>
          <table:table-cell table:number-columns-repeated="27" table:style-name="ce2"/>
          <table:table-cell table:number-columns-repeated="16342"/>
        </table:table-row>
        <table:table-row table:style-name="ro1">
          <table:table-cell office:value-type="string" table:style-name="ce1">
            <text:p>IE</text:p>
          </table:table-cell>
          <table:table-cell office:value-type="float" office:value="67.989999999999995" table:style-name="ce1">
            <text:p>67,99</text:p>
          </table:table-cell>
          <table:table-cell office:value-type="float" office:value="67.900000000000006" table:style-name="ce1">
            <text:p>67,9</text:p>
          </table:table-cell>
          <table:table-cell office:value-type="float" office:value="64.040000000000006" table:style-name="ce1">
            <text:p>64,04</text:p>
          </table:table-cell>
          <table:table-cell office:value-type="float" office:value="61.12" table:style-name="ce1">
            <text:p>61,12</text:p>
          </table:table-cell>
          <table:table-cell office:value-type="float" office:value="59.03" table:style-name="ce1">
            <text:p>59,03</text:p>
          </table:table-cell>
          <table:table-cell office:value-type="float" office:value="56.73" table:style-name="ce1">
            <text:p>56,73</text:p>
          </table:table-cell>
          <table:table-cell office:value-type="float" office:value="54.67" table:style-name="ce1">
            <text:p>54,67</text:p>
          </table:table-cell>
          <table:table-cell office:value-type="float" office:value="52.96" table:style-name="ce1">
            <text:p>52,96</text:p>
          </table:table-cell>
          <table:table-cell office:value-type="float" office:value="51.35" table:style-name="ce1">
            <text:p>51,35</text:p>
          </table:table-cell>
          <table:table-cell office:value-type="float" office:value="48.1" table:style-name="ce1">
            <text:p>48,1</text:p>
          </table:table-cell>
          <table:table-cell office:value-type="float" office:value="45.51" table:style-name="ce1">
            <text:p>45,51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40.32" table:style-name="ce1">
            <text:p>40,3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irefox</text:p>
          </table:table-cell>
          <table:table-cell office:value-type="float" office:value="25.94" table:style-name="ce1">
            <text:p>25,94</text:p>
          </table:table-cell>
          <table:table-cell office:value-type="float" office:value="25.32" table:style-name="ce1">
            <text:p>25,32</text:p>
          </table:table-cell>
          <table:table-cell office:value-type="float" office:value="28.16" table:style-name="ce1">
            <text:p>28,16</text:p>
          </table:table-cell>
          <table:table-cell office:value-type="float" office:value="29.57" table:style-name="ce1">
            <text:p>29,57</text:p>
          </table:table-cell>
          <table:table-cell office:value-type="float" office:value="31.05" table:style-name="ce1">
            <text:p>31,05</text:p>
          </table:table-cell>
          <table:table-cell office:value-type="float" office:value="32" table:style-name="ce1">
            <text:p>32</text:p>
          </table:table-cell>
          <table:table-cell office:value-type="float" office:value="31.53" table:style-name="ce1">
            <text:p>31,53</text:p>
          </table:table-cell>
          <table:table-cell office:value-type="float" office:value="31.51" table:style-name="ce1">
            <text:p>31,51</text:p>
          </table:table-cell>
          <table:table-cell office:value-type="float" office:value="31.08" table:style-name="ce1">
            <text:p>31,08</text:p>
          </table:table-cell>
          <table:table-cell office:value-type="float" office:value="31.06" table:style-name="ce1">
            <text:p>31,06</text:p>
          </table:table-cell>
          <table:table-cell office:value-type="float" office:value="30.34" table:style-name="ce1">
            <text:p>30,34</text:p>
          </table:table-cell>
          <table:table-cell office:value-type="float" office:value="29.11" table:style-name="ce1">
            <text:p>29,11</text:p>
          </table:table-cell>
          <table:table-cell office:value-type="float" office:value="27.42" table:style-name="ce1">
            <text:p>27,42</text:p>
          </table:table-cell>
          <table:table-cell office:value-type="float" office:value="25.84" table:style-name="ce1">
            <text:p>25,8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hrome</text:p>
          </table:table-cell>
          <table:table-cell office:value-type="float" office:value="0.51" table:style-name="ce1">
            <text:p>0,51</text:p>
          </table:table-cell>
          <table:table-cell office:value-type="float" office:value="1.07" table:style-name="ce1">
            <text:p>1,07</text:p>
          </table:table-cell>
          <table:table-cell office:value-type="float" office:value="1.55" table:style-name="ce1">
            <text:p>1,55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3.37" table:style-name="ce1">
            <text:p>3,37</text:p>
          </table:table-cell>
          <table:table-cell office:value-type="float" office:value="4.78" table:style-name="ce1">
            <text:p>4,78</text:p>
          </table:table-cell>
          <table:table-cell office:value-type="float" office:value="6.79" table:style-name="ce1">
            <text:p>6,79</text:p>
          </table:table-cell>
          <table:table-cell office:value-type="float" office:value="8.64" table:style-name="ce1">
            <text:p>8,64</text:p>
          </table:table-cell>
          <table:table-cell office:value-type="float" office:value="10.7" table:style-name="ce1">
            <text:p>10,7</text:p>
          </table:table-cell>
          <table:table-cell office:value-type="float" office:value="13.54" table:style-name="ce1">
            <text:p>13,54</text:p>
          </table:table-cell>
          <table:table-cell office:value-type="float" office:value="16.55" table:style-name="ce1">
            <text:p>16,55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22.96" table:style-name="ce1">
            <text:p>22,96</text:p>
          </table:table-cell>
          <table:table-cell office:value-type="float" office:value="25.3" table:style-name="ce1">
            <text:p>25,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afari</text:p>
          </table:table-cell>
          <table:table-cell office:value-type="float" office:value="3.05" table:style-name="ce1">
            <text:p>3,05</text:p>
          </table:table-cell>
          <table:table-cell office:value-type="float" office:value="2.56" table:style-name="ce1">
            <text:p>2,56</text:p>
          </table:table-cell>
          <table:table-cell office:value-type="float" office:value="2.63" table:style-name="ce1">
            <text:p>2,63</text:p>
          </table:table-cell>
          <table:table-cell office:value-type="float" office:value="2.78" table:style-name="ce1">
            <text:p>2,78</text:p>
          </table:table-cell>
          <table:table-cell office:value-type="float" office:value="3.19" table:style-name="ce1">
            <text:p>3,19</text:p>
          </table:table-cell>
          <table:table-cell office:value-type="float" office:value="3.54" table:style-name="ce1">
            <text:p>3,54</text:p>
          </table:table-cell>
          <table:table-cell office:value-type="float" office:value="4.03" table:style-name="ce1">
            <text:p>4,03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4.24" table:style-name="ce1">
            <text:p>4,24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5.0599999999999996" table:style-name="ce1">
            <text:p>5,06</text:p>
          </table:table-cell>
          <table:table-cell office:value-type="float" office:value="5.04" table:style-name="ce1">
            <text:p>5,04</text:p>
          </table:table-cell>
          <table:table-cell office:value-type="float" office:value="5.31" table:style-name="ce1">
            <text:p>5,31</text:p>
          </table:table-cell>
          <table:table-cell office:value-type="float" office:value="5.92" table:style-name="ce1">
            <text:p>5,9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Opera</text:p>
          </table:table-cell>
          <table:table-cell office:value-type="float" office:value="2.33" table:style-name="ce1">
            <text:p>2,33</text:p>
          </table:table-cell>
          <table:table-cell office:value-type="float" office:value="2.85" table:style-name="ce1">
            <text:p>2,85</text:p>
          </table:table-cell>
          <table:table-cell office:value-type="float" office:value="2.94" table:style-name="ce1">
            <text:p>2,94</text:p>
          </table:table-cell>
          <table:table-cell office:value-type="float" office:value="3.19" table:style-name="ce1">
            <text:p>3,19</text:p>
          </table:table-cell>
          <table:table-cell office:value-type="float" office:value="2.65" table:style-name="ce1">
            <text:p>2,65</text:p>
          </table:table-cell>
          <table:table-cell office:value-type="float" office:value="1.99" table:style-name="ce1">
            <text:p>1,99</text:p>
          </table:table-cell>
          <table:table-cell office:value-type="float" office:value="1.98" table:style-name="ce1">
            <text:p>1,98</text:p>
          </table:table-cell>
          <table:table-cell office:value-type="float" office:value="1.89" table:style-name="ce1">
            <text:p>1,89</text:p>
          </table:table-cell>
          <table:table-cell office:value-type="float" office:value="1.94" table:style-name="ce1">
            <text:p>1,9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1.99" table:style-name="ce1">
            <text:p>1,99</text:p>
          </table:table-cell>
          <table:table-cell office:value-type="float" office:value="1.83" table:style-name="ce1">
            <text:p>1,83</text:p>
          </table:table-cell>
          <table:table-cell office:value-type="float" office:value="1.68" table:style-name="ce1">
            <text:p>1,68</text:p>
          </table:table-cell>
          <table:table-cell office:value-type="float" office:value="1.82" table:style-name="ce1">
            <text:p>1,8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0.19" table:style-name="ce1">
            <text:p>0,19</text:p>
          </table:table-cell>
          <table:table-cell office:value-type="float" office:value="0.3" table:style-name="ce1">
            <text:p>0,3</text:p>
          </table:table-cell>
          <table:table-cell office:value-type="float" office:value="0.68" table:style-name="ce1">
            <text:p>0,68</text:p>
          </table:table-cell>
          <table:table-cell office:value-type="float" office:value="0.88" table:style-name="ce1">
            <text:p>0,88</text:p>
          </table:table-cell>
          <table:table-cell office:value-type="float" office:value="0.71" table:style-name="ce1">
            <text:p>0,71</text:p>
          </table:table-cell>
          <table:table-cell office:value-type="float" office:value="0.97" table:style-name="ce1">
            <text:p>0,97</text:p>
          </table:table-cell>
          <table:table-cell office:value-type="float" office:value="1" table:style-name="ce1">
            <text:p>1</text:p>
          </table:table-cell>
          <table:table-cell office:value-type="float" office:value="0.85" table:style-name="ce1">
            <text:p>0,85</text:p>
          </table:table-cell>
          <table:table-cell office:value-type="float" office:value="0.69" table:style-name="ce1">
            <text:p>0,69</text:p>
          </table:table-cell>
          <table:table-cell office:value-type="float" office:value="0.59" table:style-name="ce1">
            <text:p>0,59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6" table:style-name="ce1">
            <text:p>0,6</text:p>
          </table:table-cell>
          <table:table-cell office:value-type="float" office:value="0.62" table:style-name="ce1">
            <text:p>0,62</text:p>
          </table:table-cell>
          <table:table-cell office:value-type="float" office:value="0.8" table:style-name="ce1">
            <text:p>0,8</text:p>
          </table:table-cell>
          <table:table-cell table:number-columns-repeated="16369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DataTest" table:style-name="ta1">
        <table:table-column table:style-name="co7" table:number-columns-repeated="16384" table:default-cell-style-name="ce1"/>
        <table:table-row table:style-name="ro1">
          <table:table-cell table:style-name="ce1"/>
          <table:table-cell office:value-type="string" table:style-name="ce1">
            <text:p>IE</text:p>
          </table:table-cell>
          <table:table-cell office:value-type="string" table:style-name="ce1">
            <text:p>Firefox</text:p>
          </table:table-cell>
          <table:table-cell office:value-type="string" table:style-name="ce1">
            <text:p>Chrome</text:p>
          </table:table-cell>
          <table:table-cell office:value-type="string" table:style-name="ce1">
            <text:p>Safari</text:p>
          </table:table-cell>
          <table:table-cell office:value-type="string" table:style-name="ce1">
            <text:p>Opera</text:p>
          </table:table-cell>
          <table:table-cell table:number-columns-repeated="16378"/>
        </table:table-row>
        <table:table-row table:style-name="ro1">
          <table:table-cell office:value-type="date" office:date-value="2008-07-01T00:00:00" table:style-name="ce2">
            <text:p>1/07/2008</text:p>
          </table:table-cell>
          <table:table-cell table:style-name="ce1"/>
          <table:table-cell office:value-type="float" office:value="26.14" table:style-name="ce1">
            <text:p>26,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lo</text:p>
          </table:table-cell>
          <table:table-cell office:value-type="float" office:value="1.78" table:style-name="ce1">
            <text:p>1,78</text:p>
          </table:table-cell>
          <table:table-cell table:number-columns-repeated="16378"/>
        </table:table-row>
        <table:table-row table:style-name="ro1">
          <table:table-cell office:value-type="date" office:date-value="2008-08-01T00:00:00" table:style-name="ce2">
            <text:p>1/08/2008</text:p>
          </table:table-cell>
          <table:table-cell table:style-name="ce1"/>
          <table:table-cell office:value-type="float" office:value="26.08" table:style-name="ce1">
            <text:p>26,08</text:p>
          </table:table-cell>
          <table:table-cell office:value-type="float" office:value="0" table:style-name="ce1">
            <text:p>0</text:p>
          </table:table-cell>
          <table:table-cell office:value-type="float" office:value="2.99" table:style-name="ce1">
            <text:p>2,99</text:p>
          </table:table-cell>
          <table:table-cell office:value-type="float" office:value="1.83" table:style-name="ce1">
            <text:p>1,83</text:p>
          </table:table-cell>
          <table:table-cell table:number-columns-repeated="16378"/>
        </table:table-row>
        <table:table-row table:style-name="ro1">
          <table:table-cell office:value-type="date" office:date-value="2008-09-01T00:00:00" table:style-name="ce2">
            <text:p>1/09/2008</text:p>
          </table:table-cell>
          <table:table-cell office:value-type="float" office:value="67.16" table:style-name="ce1">
            <text:p>67,16</text:p>
          </table:table-cell>
          <table:table-cell office:value-type="float" office:value="25.77" table:style-name="ce1">
            <text:p>25,77</text:p>
          </table:table-cell>
          <table:table-cell office:value-type="float" office:value="1.03" table:style-name="ce1">
            <text:p>1,03</text:p>
          </table:table-cell>
          <table:table-cell office:value-type="float" office:value="3" table:style-name="ce1">
            <text:p>3</text:p>
          </table:table-cell>
          <table:table-cell office:value-type="float" office:value="2.86" table:style-name="ce1">
            <text:p>2,86</text:p>
          </table:table-cell>
          <table:table-cell table:number-columns-repeated="16378"/>
        </table:table-row>
        <table:table-row table:style-name="ro1">
          <table:table-cell office:value-type="date" office:date-value="2008-10-01T00:00:00" table:style-name="ce2">
            <text:p>1/10/2008</text:p>
          </table:table-cell>
          <table:table-cell office:value-type="float" office:value="67.680000000000007" table:style-name="ce1">
            <text:p>67,68</text:p>
          </table:table-cell>
          <table:table-cell office:value-type="float" office:value="25.54" table:style-name="ce1">
            <text:p>25,54</text:p>
          </table:table-cell>
          <table:table-cell table:style-name="ce1"/>
          <table:table-cell office:value-type="float" office:value="2.91" table:style-name="ce1">
            <text:p>2,91</text:p>
          </table:table-cell>
          <table:table-cell office:value-type="float" office:value="2.69" table:style-name="ce1">
            <text:p>2,69</text:p>
          </table:table-cell>
          <table:table-cell table:number-columns-repeated="16378"/>
        </table:table-row>
        <table:table-row table:style-name="ro1">
          <table:table-cell office:value-type="date" office:date-value="2008-11-01T00:00:00" table:style-name="ce2">
            <text:p>1/11/2008</text:p>
          </table:table-cell>
          <table:table-cell office:value-type="float" office:value="68.14" table:style-name="ce1">
            <text:p>68,14</text:p>
          </table:table-cell>
          <table:table-cell office:value-type="float" office:value="25.27" table:style-name="ce1">
            <text:p>25,27</text:p>
          </table:table-cell>
          <table:table-cell office:value-type="string" table:style-name="ce1">
            <text:p>helloworld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3.01" table:style-name="ce1">
            <text:p>3,01</text:p>
          </table:table-cell>
          <table:table-cell table:number-columns-repeated="16378"/>
        </table:table-row>
        <table:table-row table:style-name="ro1">
          <table:table-cell office:value-type="date" office:date-value="2008-12-01T00:00:00" table:style-name="ce2">
            <text:p>1/12/2008</text:p>
          </table:table-cell>
          <table:table-cell office:value-type="float" office:value="67.84" table:style-name="ce1">
            <text:p>67,84</text:p>
          </table:table-cell>
          <table:table-cell office:value-type="float" office:value="25.23" table:style-name="ce1">
            <text:p>25,23</text:p>
          </table:table-cell>
          <table:table-cell table:style-name="ce1"/>
          <table:table-cell office:value-type="float" office:value="2.41" table:style-name="ce1">
            <text:p>2,41</text:p>
          </table:table-cell>
          <table:table-cell office:value-type="float" office:value="2.83" table:style-name="ce1">
            <text:p>2,83</text:p>
          </table:table-cell>
          <table:table-cell table:number-columns-repeated="16378"/>
        </table:table-row>
        <table:table-row table:style-name="ro1">
          <table:table-cell office:value-type="date" office:date-value="2009-01-01T00:00:00" table:style-name="ce2">
            <text:p>1/01/2009</text:p>
          </table:table-cell>
          <table:table-cell office:value-type="float" office:value="65.41" table:style-name="ce1">
            <text:p>65,41</text:p>
          </table:table-cell>
          <table:table-cell office:value-type="float" office:value="27.03" table:style-name="ce1">
            <text:p>27,03</text:p>
          </table:table-cell>
          <table:table-cell table:style-name="ce1"/>
          <table:table-cell office:value-type="float" office:value="2.57" table:style-name="ce1">
            <text:p>2,57</text:p>
          </table:table-cell>
          <table:table-cell office:value-type="float" office:value="2.92" table:style-name="ce1">
            <text:p>2,92</text:p>
          </table:table-cell>
          <table:table-cell table:number-columns-repeated="16378"/>
        </table:table-row>
        <table:table-row table:style-name="ro1">
          <table:table-cell office:value-type="date" office:date-value="2009-02-01T00:00:00" table:style-name="ce2">
            <text:p>1/02/2009</text:p>
          </table:table-cell>
          <table:table-cell office:value-type="float" office:value="64.430000000000007" table:style-name="ce1">
            <text:p>64,43</text:p>
          </table:table-cell>
          <table:table-cell office:value-type="float" office:value="27.85" table:style-name="ce1">
            <text:p>27,85</text:p>
          </table:table-cell>
          <table:table-cell office:value-type="float" office:value="1.52" table:style-name="ce1">
            <text:p>1,52</text:p>
          </table:table-cell>
          <table:table-cell office:value-type="float" office:value="2.59" table:style-name="ce1">
            <text:p>2,59</text:p>
          </table:table-cell>
          <table:table-cell office:value-type="float" office:value="2.95" table:style-name="ce1">
            <text:p>2,95</text:p>
          </table:table-cell>
          <table:table-cell table:number-columns-repeated="16378"/>
        </table:table-row>
        <table:table-row table:style-name="ro1">
          <table:table-cell office:value-type="date" office:date-value="2009-03-01T00:00:00" table:style-name="ce2">
            <text:p>1/03/2009</text:p>
          </table:table-cell>
          <table:table-cell office:value-type="float" office:value="62.52" table:style-name="ce1">
            <text:p>62,52</text:p>
          </table:table-cell>
          <table:table-cell table:style-name="ce1"/>
          <table:table-cell office:value-type="float" office:value="1.73" table:style-name="ce1">
            <text:p>1,73</text:p>
          </table:table-cell>
          <table:table-cell office:value-type="float" office:value="2.73" table:style-name="ce1">
            <text:p>2,73</text:p>
          </table:table-cell>
          <table:table-cell office:value-type="float" office:value="2.94" table:style-name="ce1">
            <text:p>2,94</text:p>
          </table:table-cell>
          <table:table-cell table:number-columns-repeated="16378"/>
        </table:table-row>
        <table:table-row table:style-name="ro1">
          <table:table-cell office:value-type="date" office:date-value="2009-04-01T00:00:00" table:style-name="ce2">
            <text:p>1/04/2009</text:p>
          </table:table-cell>
          <table:table-cell office:value-type="float" office:value="61.88" table:style-name="ce1">
            <text:p>61,88</text:p>
          </table:table-cell>
          <table:table-cell table:style-name="ce1"/>
          <table:table-cell office:value-type="float" office:value="2.0699999999999998" table:style-name="ce1">
            <text:p>2,07</text:p>
          </table:table-cell>
          <table:table-cell office:value-type="float" office:value="2.75" table:style-name="ce1">
            <text:p>2,75</text:p>
          </table:table-cell>
          <table:table-cell office:value-type="string" table:style-name="ce1">
            <text:p>world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phi</meta:initial-creator>
    <dc:creator>charphi</dc:creator>
    <meta:creation-date>2011-11-28T14:07:13Z</meta:creation-date>
    <dc:date>2012-01-16T09:42:05Z</dc:date>
  </office:meta>
</office:document-meta>
</file>